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4bc5" officeooo:paragraph-rsid="00034bc5"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4bc5" officeooo:paragraph-rsid="00034bc5"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6c3f9" officeooo:paragraph-rsid="0006c3f9"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034bc5" officeooo:paragraph-rsid="00034bc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43863" officeooo:paragraph-rsid="00043863"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6c3f9" officeooo:paragraph-rsid="0006c3f9" style:font-weight-asian="normal" style:font-weight-complex="normal"/>
    </style:style>
    <style:style style:name="T1" style:family="text">
      <style:text-properties officeooo:rsid="000744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uage learning in Argentina</text:p>
      <text:p text:style-name="P1"/>
      <text:p text:style-name="P2">Introduction:</text:p>
      <text:p text:style-name="P4">The aim of this report is to discuss the languages that are more popular to learn in Argentina, how common is for people to be bilingual, and where they usually learn their second language.</text:p>
      <text:p text:style-name="P4"/>
      <text:p text:style-name="P2">What languages are most common in Argentina?:</text:p>
      <text:p text:style-name="P5">Here in Argentina, it is uncommon for people to know a second language, especially to a point where they are considered bilingual. Nonetheless, when they are bilingual, the most popular languages are Italian or English, followed by German. This is due to the strong cultural influence we have from Europe, thanks to all the immigrants who came from those countries.</text:p>
      <text:p text:style-name="P5"/>
      <text:p text:style-name="P3">Who learns this languages?:</text:p>
      <text:p text:style-name="P6">Usually, the ones who learn this languages, are the ones who, either have close relatives from those counties, or want to learn the language as a hobby, as a tool for work or because they want to leave to live somewhere else. Its quite frequent for this people to learn those languages at school, as its normal to find bilingual schools in Argentina.</text:p>
      <text:p text:style-name="P6"/>
      <text:p text:style-name="P3">Recommendations for learning a new language:</text:p>
      <text:p text:style-name="P6">In my experience of learning a second or even a third language, the most effective approach is consistent exposure. Whether you're searching something on Google, watching TV, listening to music, or even engaging in internal monologue, make a conscious effort to do so in the language you wish to acqui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6T14:17:07.174000000</meta:creation-date>
    <dc:date>2023-05-16T14:52:02.003000000</dc:date>
    <meta:editing-duration>PT2M33S</meta:editing-duration>
    <meta:editing-cycles>2</meta:editing-cycles>
    <meta:generator>LibreOffice/7.3.4.2$Windows_X86_64 LibreOffice_project/728fec16bd5f605073805c3c9e7c4212a0120dc5</meta:generator>
    <meta:document-statistic meta:table-count="0" meta:image-count="0" meta:object-count="0" meta:page-count="1" meta:paragraph-count="9" meta:word-count="229" meta:character-count="1367" meta:non-whitespace-character-count="1147"/>
  </office:meta>
</office:document-meta>
</file>